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10099" number:language="es" number:country="AR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965cm" svg:height="11.761cm" svg:x="7.6cm" svg:y="7.495cm">
            <draw:object draw:notify-on-update-of-ranges="Hoja1.E1:Hoja1.E1 Hoja1.E2:Hoja1.E15 Hoja1.F1:Hoja1.F1 Hoja1.F2:Hoja1.F15 Hoja1.G1:Hoja1.G1 Hoja1.G2:Hoja1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Nodos</text:p>
          </table:table-cell>
          <table:table-cell office:value-type="string">
            <text:p>Promedio</text:p>
          </table:table-cell>
          <table:table-cell office:value-type="string">
            <text:p>Teorico</text:p>
          </table:table-cell>
          <table:table-cell table:number-columns-repeated="4"/>
          <table:table-cell office:value-type="string">
            <text:p>Constante C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365">
            <text:p>17365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SUMIF([.$A$2:.$A$9601];[.E2];[.$B$2:.$B$9601])/100" office:value-type="float" office:value="9908.93">
            <text:p>9909</text:p>
          </table:table-cell>
          <table:table-cell table:formula="of:=[.$M$1] * [.E2] * (2+2*3)" office:value-type="float" office:value="24">
            <text:p>24</text:p>
          </table:table-cell>
          <table:table-cell table:style-name="ce2" table:formula="of:=[.F2]&lt;[.G2]" office:value-type="boolean" office:boolean-value="false">
            <text:p>FALSO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221">
            <text:p>15221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table:formula="of:=SUMIF([.$A$2:.$A$9601];[.E3];[.$B$2:.$B$9601])/100" office:value-type="float" office:value="8952.21">
            <text:p>8952</text:p>
          </table:table-cell>
          <table:table-cell table:formula="of:=[.$M$1] * [.E3] * (2+2*3+ 2*3*4)" office:value-type="float" office:value="128">
            <text:p>128</text:p>
          </table:table-cell>
          <table:table-cell table:style-name="ce2" table:formula="of:=[.F3]&lt;[.G3]" office:value-type="boolean" office:boolean-value="false">
            <text:p>FALSO</text:p>
          </table:table-cell>
          <table:table-cell table:number-columns-repeated="3"/>
          <table:table-cell office:value-type="string">
            <text:p>Teórico</text:p>
          </table:table-cell>
          <table:table-cell office:value-type="string">
            <text:p>O(n^3)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963">
            <text:p>15963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SUMIF([.$A$2:.$A$9601];[.E4];[.$B$2:.$B$9601])/100" office:value-type="float" office:value="11791.55">
            <text:p>11792</text:p>
          </table:table-cell>
          <table:table-cell table:formula="of:=[.$M$1] * [.E4] * (2+2*3 + 2*3*4+2*3*4*5)" office:value-type="float" office:value="760">
            <text:p>760</text:p>
          </table:table-cell>
          <table:table-cell table:style-name="ce2" table:formula="of:=[.F4]&lt;[.G4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533">
            <text:p>14533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SUMIF([.$A$2:.$A$9601];[.E5];[.$B$2:.$B$9601])/100" office:value-type="float" office:value="13199.64">
            <text:p>13200</text:p>
          </table:table-cell>
          <table:table-cell table:formula="of:=[.$M$1] * [.E5] * (2+2*3 + 2*3*4+2*3*4*5+2*3*4*5*6)" office:value-type="float" office:value="5232">
            <text:p>5232</text:p>
          </table:table-cell>
          <table:table-cell table:style-name="ce2" table:formula="of:=[.F5]&lt;[.G5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7933">
            <text:p>137933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SUMIF([.$A$2:.$A$9601];[.E6];[.$B$2:.$B$9601])/100" office:value-type="float" office:value="17926.23">
            <text:p>17926</text:p>
          </table:table-cell>
          <table:table-cell table:formula="of:=[.$M$1] * [.E6] * (2+2*3 + 2*3*4+2*3*4*5+2*3*4*5*6 + 2*3*4*5*6*7)" office:value-type="float" office:value="41384">
            <text:p>41384</text:p>
          </table:table-cell>
          <table:table-cell table:style-name="ce2" table:formula="of:=[.F6]&lt;[.G6]" office:value-type="boolean" office:boolean-value="true">
            <text:p>VERDADERO</text:p>
          </table:table-cell>
          <table:table-cell table:number-columns-repeated="3"/>
          <table:table-cell table:formula="of:=COUNTIF([.H2:.H15];1)" office:value-type="float" office:value="10">
            <text:p>10</text:p>
          </table:table-cell>
          <table:table-cell office:value-type="string">
            <text:p>de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865">
            <text:p>14865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SUMIF([.$A$2:.$A$9601];[.E7];[.$B$2:.$B$9601])/100" office:value-type="float" office:value="56254.42">
            <text:p>56254</text:p>
          </table:table-cell>
          <table:table-cell table:formula="of:=[.$M$1] * [.E7] * (2+2*3 + 2*3*4+2*3*4*5+2*3*4*5*6 + 2*3*4*5*6*7 + 2*3*4*5*6*7*8)" office:value-type="float" office:value="369856">
            <text:p>369856</text:p>
          </table:table-cell>
          <table:table-cell table:style-name="ce2" table:formula="of:=[.F7]&lt;[.G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701">
            <text:p>1570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SUMIF([.$A$2:.$A$9601];[.E8];[.$B$2:.$B$9601])/100" office:value-type="float" office:value="119379.26">
            <text:p>119379</text:p>
          </table:table-cell>
          <table:table-cell table:formula="of:=[.$M$1] * [.E8] * (2+2*3 + 2*3*4+2*3*4*5+2*3*4*5*6 + 2*3*4*5*6*7 + 2*3*4*5*6*7*8 + 2*3*4*5*6*7*8*9)" office:value-type="float" office:value="3682008">
            <text:p>3682008</text:p>
          </table:table-cell>
          <table:table-cell table:style-name="ce2" table:formula="of:=[.F8]&lt;[.G8]" office:value-type="boolean" office:boolean-value="true">
            <text:p>VERDADERO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15">
            <text:p>25715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SUMIF([.$A$2:.$A$9601];[.E9];[.$B$2:.$B$9601])/100" office:value-type="float" office:value="348767.8">
            <text:p>348768</text:p>
          </table:table-cell>
          <table:table-cell table:formula="of:=[.$M$1] * [.E9] * (2+2*3 + 2*3*4+2*3*4*5+2*3*4*5*6 + 2*3*4*5*6*7 + 2*3*4*5*6*7*8 + 2*3*4*5*6*7*8*9 + 2*3*4*5*6*7*8*9*10)" office:value-type="float" office:value="40379120">
            <text:p>40379120</text:p>
          </table:table-cell>
          <table:table-cell table:style-name="ce2" table:formula="of:=[.F9]&lt;[.G9]" office:value-type="boolean" office:boolean-value="true">
            <text:p>VERDADERO</text:p>
          </table:table-cell>
          <table:table-cell table:number-columns-repeated="3"/>
          <table:table-cell office:value-type="string">
            <text:p>N * sum(i!)</text:p>
          </table:table-cell>
          <table:table-cell office:value-type="string">
            <text:p>con i = 1 to N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923">
            <text:p>14923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" table:formula="of:=SUMIF([.$A$2:.$A$9601];[.E10];[.$B$2:.$B$9601])/100" office:value-type="float" office:value="999439.34">
            <text:p>999439</text:p>
          </table:table-cell>
          <table:table-cell table:formula="of:=[.$M$1] * [.E10] * (2+2*3 + 2*3*4+2*3*4*5+2*3*4*5*6 + 2*3*4*5*6*7 + 2*3*4*5*6*7*8 + 2*3*4*5*6*7*8*9 + 2*3*4*5*6*7*8*9*10 + 2*3*4*5*6*7*8*9*10*11)" office:value-type="float" office:value="483501832">
            <text:p>483501832</text:p>
          </table:table-cell>
          <table:table-cell table:style-name="ce2" table:formula="of:=[.F10]&lt;[.G1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71">
            <text:p>1507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SUMIF([.$A$2:.$A$9601];[.E11];[.$B$2:.$B$9601])/100" office:value-type="float" office:value="3598288.54">
            <text:p>3598289</text:p>
          </table:table-cell>
          <table:table-cell table:formula="of:=[.$M$1] * [.E11] * (2+2*3 + 2*3*4+2*3*4*5+2*3*4*5*6 + 2*3*4*5*6*7 + 2*3*4*5*6*7*8 + 2*3*4*5*6*7*8*9 + 2*3*4*5*6*7*8*9*10 + 2*3*4*5*6*7*8*9*10*11 + 2*3*4*5*6*7*8*9*10*11*12)" office:value-type="float" office:value="6275475744">
            <text:p>6275475744</text:p>
          </table:table-cell>
          <table:table-cell table:style-name="ce2" table:formula="of:=[.F11]&lt;[.G1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720">
            <text:p>14720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table:formula="of:=SUMIF([.$A$2:.$A$9601];[.E12];[.$B$2:.$B$9601])/100" office:value-type="float" office:value="17244941.77">
            <text:p>17244942</text:p>
          </table:table-cell>
          <table:table-cell table:formula="of:=[.$M$1] * [.E12] * (2+2*3 + 2*3*4+2*3*4*5+2*3*4*5*6 + 2*3*4*5*6*7 + 2*3*4*5*6*7*8 + 2*3*4*5*6*7*8*9 + 2*3*4*5*6*7*8*9*10 + 2*3*4*5*6*7*8*9*10*11 + 2*3*4*5*6*7*8*9*10*11*12+2*3*4*5*6*7*8*9*10*11*12*13)" office:value-type="float" office:value="87749702456">
            <text:p>87749702456</text:p>
          </table:table-cell>
          <table:table-cell table:style-name="ce2" table:formula="of:=[.F12]&lt;[.G1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896">
            <text:p>25896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SUMIF([.$A$2:.$A$9601];[.E13];[.$B$2:.$B$9601])/100" office:value-type="float" office:value="63842125.08">
            <text:p>63842125</text:p>
          </table:table-cell>
          <table:table-cell table:formula="of:=[.$M$1] * [.E13] * (2+2*3 + 2*3*4+2*3*4*5+2*3*4*5*6 + 2*3*4*5*6*7 + 2*3*4*5*6*7*8 + 2*3*4*5*6*7*8*9 + 2*3*4*5*6*7*8*9*10 + 2*3*4*5*6*7*8*9*10*11 + 2*3*4*5*6*7*8*9*10*11*12+2*3*4*5*6*7*8*9*10*11*12*13 + 2*3*4*5*6*7*8*9*10*11*12*13*14)" office:value-type="float" office:value="1314995756368">
            <text:p>1314995756368</text:p>
          </table:table-cell>
          <table:table-cell table:style-name="ce2" table:formula="of:=[.F13]&lt;[.G1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15">
            <text:p>15015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table:formula="of:=SUMIF([.$A$2:.$A$9601];[.E14];[.$B$2:.$B$9601])/100" office:value-type="float" office:value="202075357.23">
            <text:p>202075357</text:p>
          </table:table-cell>
          <table:table-cell table:formula="of:=[.$M$1] * [.E14] * (2+2*3 + 2*3*4+2*3*4*5+2*3*4*5*6 + 2*3*4*5*6*7 + 2*3*4*5*6*7*8 + 2*3*4*5*6*7*8*9 + 2*3*4*5*6*7*8*9*10 + 2*3*4*5*6*7*8*9*10*11 + 2*3*4*5*6*7*8*9*10*11*12+2*3*4*5*6*7*8*9*10*11*12*13 + 2*3*4*5*6*7*8*9*10*11*12*13*14 + 2*3*4*5*6*7*8*9*10*11*12*13*14*15)" office:value-type="float" office:value="21024039544680">
            <text:p>21024039544680</text:p>
          </table:table-cell>
          <table:table-cell table:style-name="ce2" table:formula="of:=[.F14]&lt;[.G1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557">
            <text:p>14557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SUMIF([.$A$2:.$A$9601];[.E15];[.$B$2:.$B$9601])/100" office:value-type="float" office:value="284503677.97">
            <text:p>284503678</text:p>
          </table:table-cell>
          <table:table-cell table:formula="of:=[.$M$1] * [.E15] * (2+2*3 + 2*3*4+2*3*4*5+2*3*4*5*6 + 2*3*4*5*6*7 + 2*3*4*5*6*7*8 + 2*3*4*5*6*7*8*9 + 2*3*4*5*6*7*8*9*10 + 2*3*4*5*6*7*8*9*10*11 + 2*3*4*5*6*7*8*9*10*11*12+2*3*4*5*6*7*8*9*10*11*12*13 + 2*3*4*5*6*7*8*9*10*11*12*13*14 + 2*3*4*5*6*7*8*9*10*11*12*13*14*15+2*3*4*5*6*7*8*9*10*11*12*13*14*15*16)" office:value-type="float" office:value="357190280388992">
            <text:p>357190280388992</text:p>
          </table:table-cell>
          <table:table-cell table:style-name="ce2" table:formula="of:=[.F15]&lt;[.G1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283">
            <text:p>1528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540">
            <text:p>1554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152">
            <text:p>1415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109">
            <text:p>1410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408">
            <text:p>2640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922">
            <text:p>1492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378">
            <text:p>1537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779">
            <text:p>1477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603">
            <text:p>1460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92">
            <text:p>1509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267">
            <text:p>26267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94">
            <text:p>1509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334">
            <text:p>14334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97">
            <text:p>14497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843">
            <text:p>25843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628">
            <text:p>1562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968">
            <text:p>1396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671">
            <text:p>1567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635">
            <text:p>2563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78">
            <text:p>1447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0">
            <text:p>15040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668">
            <text:p>2566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688">
            <text:p>1768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692">
            <text:p>15692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377">
            <text:p>15377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408">
            <text:p>2640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735">
            <text:p>14735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439">
            <text:p>1543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159">
            <text:p>1515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408">
            <text:p>40408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271">
            <text:p>1527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159">
            <text:p>1515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541">
            <text:p>1454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229">
            <text:p>1522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209">
            <text:p>15209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711">
            <text:p>1471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978">
            <text:p>1597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088">
            <text:p>1808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029">
            <text:p>1602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411">
            <text:p>1641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416">
            <text:p>1441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028">
            <text:p>1602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825">
            <text:p>1782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191">
            <text:p>1619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842">
            <text:p>1584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589">
            <text:p>1558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907">
            <text:p>1590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478">
            <text:p>1647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412">
            <text:p>1541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008">
            <text:p>1600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074">
            <text:p>26074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855">
            <text:p>1685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425">
            <text:p>1642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841">
            <text:p>2884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091">
            <text:p>15091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630">
            <text:p>1563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400">
            <text:p>1540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176">
            <text:p>1617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900">
            <text:p>1690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888">
            <text:p>1688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087">
            <text:p>1708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8807">
            <text:p>18807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108">
            <text:p>1610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346">
            <text:p>1734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133">
            <text:p>1713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8545">
            <text:p>3854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875">
            <text:p>1487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169">
            <text:p>1616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870">
            <text:p>2687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043">
            <text:p>2804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602">
            <text:p>1760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529">
            <text:p>1652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083">
            <text:p>1608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442">
            <text:p>28442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836">
            <text:p>1683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508">
            <text:p>16508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103">
            <text:p>16103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29">
            <text:p>1632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159">
            <text:p>1615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849">
            <text:p>1584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420">
            <text:p>1642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376">
            <text:p>17376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139">
            <text:p>1613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905">
            <text:p>1590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910">
            <text:p>15910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566">
            <text:p>1556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958">
            <text:p>2095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962">
            <text:p>2096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847">
            <text:p>1884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440">
            <text:p>2144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321">
            <text:p>1732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565">
            <text:p>2256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301">
            <text:p>1730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857">
            <text:p>2085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905">
            <text:p>1890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16">
            <text:p>2001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513">
            <text:p>4451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178">
            <text:p>1817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164">
            <text:p>1716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752">
            <text:p>3575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56">
            <text:p>2005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830">
            <text:p>1883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131">
            <text:p>1813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357">
            <text:p>4335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560">
            <text:p>1656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770">
            <text:p>1577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207">
            <text:p>2020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968">
            <text:p>4596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165">
            <text:p>1916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515">
            <text:p>2051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15">
            <text:p>1961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122">
            <text:p>1812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036">
            <text:p>1703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223">
            <text:p>2222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945">
            <text:p>2694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377">
            <text:p>3037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051">
            <text:p>1605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238">
            <text:p>2023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708">
            <text:p>2170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74">
            <text:p>1747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691">
            <text:p>1769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442">
            <text:p>2244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149">
            <text:p>1614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876">
            <text:p>1987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048">
            <text:p>2204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219">
            <text:p>19219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377">
            <text:p>1737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595">
            <text:p>1759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3223">
            <text:p>4322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120">
            <text:p>17120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883">
            <text:p>20883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374">
            <text:p>19374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661">
            <text:p>2966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517">
            <text:p>17517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61">
            <text:p>18061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7792">
            <text:p>9779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862">
            <text:p>3186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060">
            <text:p>3106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241">
            <text:p>2424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421">
            <text:p>2542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535">
            <text:p>2253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955">
            <text:p>3595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909">
            <text:p>2290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129">
            <text:p>2712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083">
            <text:p>3708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715">
            <text:p>2171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126">
            <text:p>2812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400">
            <text:p>4040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261">
            <text:p>2126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931">
            <text:p>2293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257">
            <text:p>2525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449">
            <text:p>2144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998">
            <text:p>2399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886">
            <text:p>1788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415">
            <text:p>4141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61">
            <text:p>2016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97">
            <text:p>3279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707">
            <text:p>2170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812">
            <text:p>3081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260">
            <text:p>2426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446">
            <text:p>2944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523">
            <text:p>3752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358">
            <text:p>2035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166">
            <text:p>2316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938">
            <text:p>2293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309">
            <text:p>1830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007">
            <text:p>2800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931">
            <text:p>2393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47">
            <text:p>3044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246">
            <text:p>4024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155">
            <text:p>2115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32">
            <text:p>2453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115">
            <text:p>1711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686">
            <text:p>1868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681">
            <text:p>2468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517">
            <text:p>2051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450">
            <text:p>2245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1279">
            <text:p>2127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309">
            <text:p>3430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395">
            <text:p>2239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918">
            <text:p>2491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983">
            <text:p>2498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043">
            <text:p>3104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524">
            <text:p>3652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117">
            <text:p>2511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519">
            <text:p>2351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877">
            <text:p>2287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300">
            <text:p>3430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907">
            <text:p>3890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7378">
            <text:p>3737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7929">
            <text:p>2792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872">
            <text:p>5087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132">
            <text:p>2213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412">
            <text:p>4441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675">
            <text:p>1767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702">
            <text:p>2870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630">
            <text:p>3863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915">
            <text:p>2391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580">
            <text:p>1558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501">
            <text:p>3350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990">
            <text:p>3399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450">
            <text:p>2345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7763">
            <text:p>2776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4260">
            <text:p>4426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339">
            <text:p>2933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899">
            <text:p>5889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9473">
            <text:p>2947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483">
            <text:p>3048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4085">
            <text:p>2408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389">
            <text:p>2838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686">
            <text:p>3668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693">
            <text:p>5069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041">
            <text:p>3104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003">
            <text:p>3300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9230">
            <text:p>5923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622">
            <text:p>2862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321">
            <text:p>4232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922">
            <text:p>3992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6809">
            <text:p>2680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317">
            <text:p>3831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857">
            <text:p>3385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421">
            <text:p>1642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992">
            <text:p>1499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901">
            <text:p>2290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551">
            <text:p>3855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119">
            <text:p>2211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652">
            <text:p>1465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1088">
            <text:p>16108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039">
            <text:p>2503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291">
            <text:p>4029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320">
            <text:p>4332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015">
            <text:p>3201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806">
            <text:p>4580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041">
            <text:p>4904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947">
            <text:p>4294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998">
            <text:p>3599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8503">
            <text:p>21850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5844">
            <text:p>11584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8627">
            <text:p>37862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2437">
            <text:p>20243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780">
            <text:p>9078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6889">
            <text:p>21688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6825">
            <text:p>5682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6091">
            <text:p>7609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703">
            <text:p>3770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490">
            <text:p>9749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1891">
            <text:p>11189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601">
            <text:p>9960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718">
            <text:p>3771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500">
            <text:p>8550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302">
            <text:p>4430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4285">
            <text:p>11428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033">
            <text:p>10303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235">
            <text:p>6723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2918">
            <text:p>6291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122">
            <text:p>4712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6658">
            <text:p>13665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7030">
            <text:p>7703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115">
            <text:p>9911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8471">
            <text:p>19847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808">
            <text:p>5380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8467">
            <text:p>8846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1270">
            <text:p>11127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9596">
            <text:p>17959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827">
            <text:p>10482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6871">
            <text:p>10687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1344">
            <text:p>12134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8089">
            <text:p>12808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2383">
            <text:p>12238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2315">
            <text:p>4231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1303">
            <text:p>27130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076">
            <text:p>5707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9735">
            <text:p>5973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7602">
            <text:p>8760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4514">
            <text:p>12451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262">
            <text:p>8126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0866">
            <text:p>12086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6577">
            <text:p>10657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954">
            <text:p>5095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7429">
            <text:p>10742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6301">
            <text:p>12630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654">
            <text:p>6565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02142">
            <text:p>30214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833">
            <text:p>5383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6105">
            <text:p>11610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9051">
            <text:p>5905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575">
            <text:p>20057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9091">
            <text:p>10909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6124">
            <text:p>24612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2608">
            <text:p>34260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9077">
            <text:p>29907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2174">
            <text:p>35217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0534">
            <text:p>21053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02217">
            <text:p>100221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6271">
            <text:p>12627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8686">
            <text:p>36868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4386">
            <text:p>23438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5171">
            <text:p>55517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7548">
            <text:p>41754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1188">
            <text:p>24118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2225">
            <text:p>24222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2389">
            <text:p>14238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1743">
            <text:p>25174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2213">
            <text:p>36221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3312">
            <text:p>24331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5869">
            <text:p>49586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2736">
            <text:p>13273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7545">
            <text:p>30754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132">
            <text:p>3813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0007">
            <text:p>10000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7075">
            <text:p>7707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3339">
            <text:p>9333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9730">
            <text:p>3973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3203">
            <text:p>6320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2485">
            <text:p>15248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6124">
            <text:p>29612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0916">
            <text:p>26091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5993">
            <text:p>48599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004">
            <text:p>4100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2929">
            <text:p>22292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4394">
            <text:p>29439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3806">
            <text:p>27380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0734">
            <text:p>6073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3570">
            <text:p>29357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6522">
            <text:p>6652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6024">
            <text:p>10602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6918">
            <text:p>6691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1333">
            <text:p>19133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2490">
            <text:p>6249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9782">
            <text:p>13978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291">
            <text:p>14929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5317">
            <text:p>24531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0656">
            <text:p>23065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2168">
            <text:p>24216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8206">
            <text:p>37820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2096">
            <text:p>38209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37145">
            <text:p>63714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19404">
            <text:p>91940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38234">
            <text:p>63823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1276">
            <text:p>73127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96626">
            <text:p>59662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14436">
            <text:p>51443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56826">
            <text:p>105682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92673">
            <text:p>89267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80621">
            <text:p>78062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1491">
            <text:p>131149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66543">
            <text:p>76654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02041">
            <text:p>80204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50387">
            <text:p>105038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94722">
            <text:p>189472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63143">
            <text:p>56314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20911">
            <text:p>52091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28102">
            <text:p>142810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15109">
            <text:p>51510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09719">
            <text:p>60971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2362">
            <text:p>67236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47524">
            <text:p>84752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817">
            <text:p>32081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7831">
            <text:p>49783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32382">
            <text:p>83238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3707">
            <text:p>49370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93968">
            <text:p>89396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89370">
            <text:p>58937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9574">
            <text:p>100957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7418">
            <text:p>30741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34798">
            <text:p>63479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19">
            <text:p>32761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78101">
            <text:p>97810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4034">
            <text:p>27403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0268">
            <text:p>42026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5839">
            <text:p>26583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40259">
            <text:p>64025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06617">
            <text:p>70661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7888">
            <text:p>38788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68163">
            <text:p>66816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94415">
            <text:p>39441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8164">
            <text:p>40816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46568">
            <text:p>44656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3898">
            <text:p>49389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67005">
            <text:p>166700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60285">
            <text:p>56028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54148">
            <text:p>85414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5352">
            <text:p>67535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67385">
            <text:p>56738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2247">
            <text:p>32224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89365">
            <text:p>48936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46263">
            <text:p>254626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2480">
            <text:p>197248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96510">
            <text:p>89651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10319">
            <text:p>401031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11936">
            <text:p>151193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38578">
            <text:p>373857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16034">
            <text:p>441603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03855">
            <text:p>110385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66249">
            <text:p>256624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13648">
            <text:p>101364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97377">
            <text:p>219737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08004">
            <text:p>170800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224534">
            <text:p>722453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87308">
            <text:p>408730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84138">
            <text:p>68413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06983">
            <text:p>70698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98408">
            <text:p>129840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09777">
            <text:p>80977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8819">
            <text:p>146881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27077">
            <text:p>102707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30702">
            <text:p>163070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78563">
            <text:p>57856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82190">
            <text:p>188219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50366">
            <text:p>335036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59550">
            <text:p>175955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33636">
            <text:p>333363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45446">
            <text:p>114544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83848">
            <text:p>238384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06532">
            <text:p>120653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64015">
            <text:p>86401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11139">
            <text:p>101113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39187">
            <text:p>163918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13418">
            <text:p>231341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35117">
            <text:p>103511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46504">
            <text:p>264650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30942">
            <text:p>233094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45074">
            <text:p>94507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89815">
            <text:p>98981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50683">
            <text:p>125068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01716">
            <text:p>110171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35506">
            <text:p>173550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43057">
            <text:p>94305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50157">
            <text:p>235015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53528">
            <text:p>515352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00460">
            <text:p>260046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99948">
            <text:p>149994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23382">
            <text:p>122338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32503">
            <text:p>163250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67162">
            <text:p>136716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51491">
            <text:p>305149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54131">
            <text:p>155413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14509">
            <text:p>441450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659258">
            <text:p>665925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99402">
            <text:p>149940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924105">
            <text:p>692410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39517">
            <text:p>793951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854666">
            <text:p>985466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077870">
            <text:p>1207787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095876">
            <text:p>609587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051273">
            <text:p>2005127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293596">
            <text:p>529359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52162">
            <text:p>255216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216542">
            <text:p>1021654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87547">
            <text:p>368754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5444">
            <text:p>539544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51256">
            <text:p>585125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54749">
            <text:p>495474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703881">
            <text:p>1070388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17340">
            <text:p>321734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28743">
            <text:p>362874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824519">
            <text:p>1882451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71843">
            <text:p>207184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190535">
            <text:p>1019053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282454">
            <text:p>828245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87407">
            <text:p>128740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692344">
            <text:p>769234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140354">
            <text:p>1114035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874356">
            <text:p>1087435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86140">
            <text:p>268614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07601">
            <text:p>320760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78264">
            <text:p>387826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95716">
            <text:p>299571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91975">
            <text:p>1109197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483432">
            <text:p>1248343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412261">
            <text:p>2241226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163215">
            <text:p>916321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187100">
            <text:p>1118710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022193">
            <text:p>502219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31202">
            <text:p>483120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66974">
            <text:p>586697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505737">
            <text:p>1050573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05041">
            <text:p>170504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458621">
            <text:p>1045862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287182">
            <text:p>528718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11247">
            <text:p>271124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388148">
            <text:p>238814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293614">
            <text:p>829361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623862">
            <text:p>962386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43986">
            <text:p>394398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149664">
            <text:p>714966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866230">
            <text:p>1786623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6378403">
            <text:p>2637840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5824467">
            <text:p>2582446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167007">
            <text:p>4016700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812672">
            <text:p>1281267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434301">
            <text:p>1443430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726212">
            <text:p>1172621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820909">
            <text:p>4882090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0320700">
            <text:p>7032070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7772546">
            <text:p>2777254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9203959">
            <text:p>2920395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541306">
            <text:p>1054130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2603257">
            <text:p>3260325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404974">
            <text:p>640497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2039008">
            <text:p>3203900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8197724">
            <text:p>6819772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1053291">
            <text:p>10105329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9235185">
            <text:p>21923518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372784">
            <text:p>3437278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7950714">
            <text:p>3795071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537003">
            <text:p>2153700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463765">
            <text:p>1746376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800831">
            <text:p>3980083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989872">
            <text:p>6698987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38217">
            <text:p>573821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664825">
            <text:p>1666482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57657">
            <text:p>625765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114276">
            <text:p>2111427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8319620">
            <text:p>2831962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739675">
            <text:p>1173967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962104">
            <text:p>1896210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019730">
            <text:p>1001973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5786745">
            <text:p>2578674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235071">
            <text:p>3323507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014649">
            <text:p>3401464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489027">
            <text:p>3848902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615100">
            <text:p>5061510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911424">
            <text:p>1691142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961287">
            <text:p>3596128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8169749">
            <text:p>6816974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662523">
            <text:p>1866252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058036">
            <text:p>3505803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979066">
            <text:p>6697906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797886">
            <text:p>3979788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548220">
            <text:p>1054822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152377">
            <text:p>4615237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678390">
            <text:p>867839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076538">
            <text:p>2107653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405115">
            <text:p>3940511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619750">
            <text:p>261975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3763274">
            <text:p>12376327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450389">
            <text:p>3545038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0560706">
            <text:p>8056070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68373239">
            <text:p>26837323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9515026">
            <text:p>10951502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696214">
            <text:p>5069621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491757">
            <text:p>8149175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5028363">
            <text:p>13502836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847145">
            <text:p>5684714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0688885">
            <text:p>19068888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7356843">
            <text:p>15735684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0815700">
            <text:p>11081570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4226486">
            <text:p>10422648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372300">
            <text:p>7437230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0656055">
            <text:p>12065605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3546827">
            <text:p>9354682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004774">
            <text:p>5600477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90841023">
            <text:p>39084102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97568866">
            <text:p>29756886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150582">
            <text:p>5715058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1111835">
            <text:p>13111183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4601335">
            <text:p>3460133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387649">
            <text:p>10538764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2965070">
            <text:p>15296507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240692">
            <text:p>6524069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230028">
            <text:p>15823002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886496">
            <text:p>5188649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6046489">
            <text:p>6604648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2455200">
            <text:p>25245520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2414602">
            <text:p>18241460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5331116">
            <text:p>22533111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0998276">
            <text:p>11099827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8874111">
            <text:p>8887411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3040963">
            <text:p>17304096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434187">
            <text:p>5743418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88314141">
            <text:p>28831414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437415">
            <text:p>6743741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676834">
            <text:p>2367683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6149170">
            <text:p>2614917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429040">
            <text:p>5442904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4559372">
            <text:p>16455937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3399702">
            <text:p>3339970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2445698">
            <text:p>15244569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6504154">
            <text:p>8650415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1644514">
            <text:p>17164451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7430584">
            <text:p>10743058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5163340">
            <text:p>18516334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358162">
            <text:p>9235816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6700847">
            <text:p>44670084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3027032">
            <text:p>3302703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2416270">
            <text:p>12241627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29260583">
            <text:p>42926058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6503662">
            <text:p>81650366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0774838">
            <text:p>74077483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8601386">
            <text:p>16860138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2711636">
            <text:p>12271163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353000">
            <text:p>9635300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06781761">
            <text:p>40678176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176032">
            <text:p>10017603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8730752">
            <text:p>61873075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4736552">
            <text:p>23473655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8161361">
            <text:p>20816136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4392968">
            <text:p>18439296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20560849">
            <text:p>32056084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82326526">
            <text:p>38232652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4970471">
            <text:p>25497047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8391064">
            <text:p>4839106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9611501">
            <text:p>1596115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5990438">
            <text:p>82599043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4030977">
            <text:p>62403097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9541087">
            <text:p>28954108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2797229">
            <text:p>20279722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3014439">
            <text:p>45301443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61886284">
            <text:p>36188628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28217707">
            <text:p>52821770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2750883">
            <text:p>31275088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85119983">
            <text:p>58511998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57919787">
            <text:p>55791978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3848221">
            <text:p>17384822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2638202">
            <text:p>67263820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71133712">
            <text:p>27113371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5254485">
            <text:p>13525448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4319252">
            <text:p>3431925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73700111">
            <text:p>37370011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5679251">
            <text:p>24567925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22897098">
            <text:p>32289709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3912898">
            <text:p>28391289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80540460">
            <text:p>58054046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47101078">
            <text:p>4471010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84403267">
            <text:p>48440326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2270593">
            <text:p>41227059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89912290">
            <text:p>58991229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9685464">
            <text:p>24968546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01873001">
            <text:p>9018730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50238743">
            <text:p>85023874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8877746">
            <text:p>16887774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3498315">
            <text:p>28349831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3794507">
            <text:p>76379450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13860062">
            <text:p>91386006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1366941">
            <text:p>89136694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3638004">
            <text:p>18363800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88222719">
            <text:p>48822271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7423007">
            <text:p>23742300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09063">
            <text:p>7370906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9507375">
            <text:p>86950737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6218143">
            <text:p>99621814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6631743">
            <text:p>96663174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91026163">
            <text:p>79102616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00228326">
            <text:p>60022832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3458958">
            <text:p>84345895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4202285">
            <text:p>94420228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2801439">
            <text:p>97280143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9880566">
            <text:p>75988056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9006464">
            <text:p>88900646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99897898">
            <text:p>39989789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86401332">
            <text:p>48640133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85551486">
            <text:p>98555148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10598461">
            <text:p>51059846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5964526">
            <text:p>33596452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28931374">
            <text:p>92893137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2231228">
            <text:p>24223122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620156">
            <text:p>1262015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60875">
            <text:p>866087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75304635">
            <text:p>47530463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45797178">
            <text:p>64579717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1448719">
            <text:p>31144871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61585852">
            <text:p>76158585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2201071">
            <text:p>7220107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1552202">
            <text:p>93155220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13659826">
            <text:p>51365982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7878520">
            <text:p>84787852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11198251">
            <text:p>61119825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91108001">
            <text:p>79110800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0142071">
            <text:p>68014207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5680367">
            <text:p>68568036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2326461">
            <text:p>33232646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7392562">
            <text:p>93739256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57754976">
            <text:p>45775497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26793055">
            <text:p>72679305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9295863">
            <text:p>49929586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7104988">
            <text:p>21710498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46500742">
            <text:p>34650074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02118908">
            <text:p>90211890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62166196">
            <text:p>66216619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4173683">
            <text:p>15417368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54892631">
            <text:p>75489263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997267">
            <text:p>5299726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7640503">
            <text:p>11764050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3647970">
            <text:p>46364797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1193708">
            <text:p>97119370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4:45:58.84</dc:date>
    <meta:document-statistic meta:table-count="1" meta:cell-count="1470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6cm" svg:height="11.762cm" xlink:href=".." xlink:type="simple" chart:class="chart:line" chart:style-name="ch1">
        <chart:legend chart:legend-position="end" svg:x="19.756cm" svg:y="5.307cm" style:legend-expansion="high" chart:style-name="ch2"/>
        <chart:plot-area chart:style-name="ch3" table:cell-range-address="Hoja1.E1:Hoja1.G15" chart:data-source-has-labels="both" svg:x="0.889cm" svg:y="1.075cm" svg:width="17.989cm" svg:height="10.032cm">
          <chartooo:coordinate-region svg:x="4.289cm" svg:y="1.287cm" svg:width="14.402cm" svg:height="9.147cm"/>
          <chart:axis chart:dimension="x" chart:name="primary-x" chart:style-name="ch4" chartooo:axis-type="auto">
            <chartooo:date-scale/>
            <chart:categories table:cell-range-address="Hoja1.E2:Hoja1.E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15" chart:label-cell-address="Hoja1.F1:Hoja1.F1" chart:class="chart:line">
            <chart:data-point chart:repeated="14"/>
          </chart:series>
          <chart:series chart:style-name="ch8" chart:values-cell-range-address="Hoja1.G2:Hoja1.G15" chart:label-cell-address="Hoja1.G1:Hoja1.G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F1:Hoja1.F1</svg:desc>
                </draw:g>
              </table:table-cell>
              <table:table-cell office:value-type="string">
                <text:p>Teorico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oja1.E2:Hoja1.E15</svg:desc>
                </draw:g>
              </table:table-cell>
              <table:table-cell office:value-type="float" office:value="9908.93">
                <text:p>9908.93</text:p>
                <draw:g>
                  <svg:desc>Hoja1.F2:Hoja1.F15</svg:desc>
                </draw:g>
              </table:table-cell>
              <table:table-cell office:value-type="float" office:value="24">
                <text:p>24</text:p>
                <draw:g>
                  <svg:desc>Hoja1.G2:Hoja1.G1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952.21">
                <text:p>8952.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791.55">
                <text:p>11791.5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199.64">
                <text:p>13199.64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926.23">
                <text:p>17926.23</text:p>
              </table:table-cell>
              <table:table-cell office:value-type="float" office:value="41384">
                <text:p>413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6254.42">
                <text:p>56254.42</text:p>
              </table:table-cell>
              <table:table-cell office:value-type="float" office:value="369856">
                <text:p>3698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9379.26">
                <text:p>119379.26</text:p>
              </table:table-cell>
              <table:table-cell office:value-type="float" office:value="3682008">
                <text:p>36820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8767.8">
                <text:p>348767.8</text:p>
              </table:table-cell>
              <table:table-cell office:value-type="float" office:value="40379120">
                <text:p>4037912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99439.34">
                <text:p>999439.34</text:p>
              </table:table-cell>
              <table:table-cell office:value-type="float" office:value="483501832">
                <text:p>4835018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598288.54">
                <text:p>3598288.54</text:p>
              </table:table-cell>
              <table:table-cell office:value-type="float" office:value="6275475744">
                <text:p>62754757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244941.77">
                <text:p>17244941.77</text:p>
              </table:table-cell>
              <table:table-cell office:value-type="float" office:value="87749702456">
                <text:p>877497024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3842125.08">
                <text:p>63842125.08</text:p>
              </table:table-cell>
              <table:table-cell office:value-type="float" office:value="1314995756368">
                <text:p>13149957563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2075357.23">
                <text:p>202075357.23</text:p>
              </table:table-cell>
              <table:table-cell office:value-type="float" office:value="21024039544680">
                <text:p>210240395446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84503677.97">
                <text:p>284503677.97</text:p>
              </table:table-cell>
              <table:table-cell office:value-type="float" office:value="357190280388992">
                <text:p>357190280388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